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0000000101063F20E.png" manifest:media-type="image/png"/>
  <manifest:file-entry manifest:full-path="Pictures/10000000000000100000001092843C79.png" manifest:media-type="image/png"/>
  <manifest:file-entry manifest:full-path="Pictures/1000000100000010000000103AA0032F.png" manifest:media-type="image/png"/>
  <manifest:file-entry manifest:full-path="Pictures/1000000000000010000000101E83BE90.png" manifest:media-type="image/png"/>
  <manifest:file-entry manifest:full-path="Pictures/1000000100000010000000108AD837CF.png" manifest:media-type="image/png"/>
  <manifest:file-entry manifest:full-path="Pictures/10000001000000100000001032040160.png" manifest:media-type="image/png"/>
  <manifest:file-entry manifest:full-path="Pictures/100000010000001000000010C5A5BE8A.png" manifest:media-type="image/png"/>
  <manifest:file-entry manifest:full-path="Pictures/10000001000000100000001047B268AD.png" manifest:media-type="image/png"/>
  <manifest:file-entry manifest:full-path="Pictures/1000000100000010000000108EF0DB49.png" manifest:media-type="image/png"/>
  <manifest:file-entry manifest:full-path="Pictures/100000010000001000000010F0F740CC.png" manifest:media-type="image/png"/>
  <manifest:file-entry manifest:full-path="Pictures/10000001000000100000001031228F56.png" manifest:media-type="image/png"/>
  <manifest:file-entry manifest:full-path="Pictures/1000000100000010000000101A75F588.png" manifest:media-type="image/png"/>
  <manifest:file-entry manifest:full-path="Pictures/1000000100000010000000105F6B6A71.png" manifest:media-type="image/png"/>
  <manifest:file-entry manifest:full-path="Pictures/100000000000001000000010886549D3.png" manifest:media-type="image/png"/>
  <manifest:file-entry manifest:full-path="Pictures/1000000100000010000000109ADCC9B7.png" manifest:media-type="image/png"/>
  <manifest:file-entry manifest:full-path="Pictures/100000010000001000000010C67DCFE8.png" manifest:media-type="image/png"/>
  <manifest:file-entry manifest:full-path="Pictures/100000010000001000000010284CEE4D.png" manifest:media-type="image/png"/>
  <manifest:file-entry manifest:full-path="Pictures/10000001000000100000001063AF3FC1.png" manifest:media-type="image/png"/>
  <manifest:file-entry manifest:full-path="Pictures/100000000000001000000010E2813B63.png" manifest:media-type="image/png"/>
  <manifest:file-entry manifest:full-path="Pictures/10000000000000100000001003052EAA.png" manifest:media-type="image/png"/>
  <manifest:file-entry manifest:full-path="Pictures/100000000000001000000010AA0EF467.png" manifest:media-type="image/png"/>
  <manifest:file-entry manifest:full-path="Pictures/100000000000001000000010CF06D32A.png" manifest:media-type="image/png"/>
  <manifest:file-entry manifest:full-path="Pictures/1000000000000010000000102AB7358A.png" manifest:media-type="image/png"/>
  <manifest:file-entry manifest:full-path="Pictures/1000000000000010000000107CFB7214.png" manifest:media-type="image/png"/>
  <manifest:file-entry manifest:full-path="Pictures/1000000100000010000000103FAC15DA.png" manifest:media-type="image/png"/>
  <manifest:file-entry manifest:full-path="Pictures/100000000000001000000010B2005ACE.png" manifest:media-type="image/png"/>
  <manifest:file-entry manifest:full-path="Pictures/100000010000001000000010090DB17A.png" manifest:media-type="image/png"/>
  <manifest:file-entry manifest:full-path="Pictures/1000000100000010000000103BE8042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1.5272in"/>
    </style:style>
    <style:style style:name="co2" style:family="table-column">
      <style:table-column-properties fo:break-before="auto" style:column-width="0.4228in"/>
    </style:style>
    <style:style style:name="co3" style:family="table-column">
      <style:table-column-properties fo:break-before="auto" style:column-width="0.5728in"/>
    </style:style>
    <style:style style:name="co4" style:family="table-column">
      <style:table-column-properties fo:break-before="auto" style:column-width="0.64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Consola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 fo:font-weight="bold" style:font-weight-asian="bold" style:font-weight-complex="bold"/>
    </style:style>
    <style:style style:name="ce3" style:family="table-cell" style:parent-style-name="Default">
      <style:table-cell-properties fo:border-bottom="0.74pt solid #ffffff" style:text-align-source="fix" style:repeat-content="false" fo:border-left="none" fo:border-right="none" fo:border-top="0.74pt solid #ffffff"/>
      <style:paragraph-properties fo:text-align="center" fo:margin-left="0in"/>
      <style:text-properties style:font-name="Consola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.1665in"/>
      <style:text-properties style:font-name="Consolas" fo:font-weight="normal" style:font-weight-asian="normal" style:font-weight-complex="normal"/>
    </style:style>
    <style:style style:name="ce5" style:family="table-cell" style:parent-style-name="Default">
      <style:table-cell-properties fo:border-bottom="0.74pt solid #ffffff" style:text-align-source="fix" style:repeat-content="false" fo:background-color="transparent" fo:border-left="none" fo:border-right="none" fo:border-top="0.74pt solid #ffffff"/>
      <style:paragraph-properties fo:text-align="center" fo:margin-left="0in"/>
      <style:text-properties style:font-name="Consolas" fo:font-weight="bold" style:font-weight-asian="bold" style:font-weight-complex="bold"/>
    </style:style>
    <style:style style:name="ce15" style:family="table-cell" style:parent-style-name="Default">
      <style:text-properties style:font-name="Consola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nsolas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8" style:family="table-cell" style:parent-style-name="Default" style:data-style-name="N11">
      <style:table-cell-properties fo:border-bottom="0.74pt solid #ffffff" style:text-align-source="fix" style:repeat-content="false" fo:border-left="none" fo:border-right="none" fo:border-top="0.74pt solid #ffffff"/>
      <style:paragraph-properties fo:text-align="center" fo:margin-left="0in"/>
      <style:text-properties style:font-name="Consolas"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10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  <style:text-properties style:font-name="Consolas" fo:font-weight="normal" style:font-weight-asian="normal" style:font-weight-complex="normal"/>
    </style:style>
    <style:style style:name="ce11" style:family="table-cell" style:parent-style-name="Default" style:data-style-name="N11">
      <style:table-cell-properties fo:border-bottom="0.74pt solid #ffffff" style:text-align-source="fix" style:repeat-content="false" fo:background-color="transparent" fo:border-left="none" fo:border-right="none" fo:border-top="0.74pt solid #ffffff"/>
      <style:paragraph-properties fo:text-align="center" fo:margin-left="0in"/>
      <style:text-properties style:font-name="Consolas" fo:font-weight="bold" style:font-weight-asian="bold" style:font-weight-complex="bold"/>
    </style:style>
    <style:style style:name="ce2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Consolas"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number-columns-repeated="2" table:default-cell-style-name="ce15"/>
        <table:table-column table:style-name="co3" table:default-cell-style-name="ce15"/>
        <table:table-column table:style-name="co4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16377" table:default-cell-style-name="ce15"/>
        <table:table-row table:style-name="ro1">
          <table:table-cell table:style-name="ce1" office:value-type="string" calcext:value-type="string" table:number-columns-spanned="1" table:number-rows-spanned="2">
            <text:p>Category</text:p>
          </table:table-cell>
          <table:table-cell table:style-name="ce1" office:value-type="string" calcext:value-type="string" table:number-columns-spanned="1" table:number-rows-spanned="2">
            <text:p>Min.</text:p>
          </table:table-cell>
          <table:table-cell table:style-name="ce1" office:value-type="string" calcext:value-type="string" table:number-columns-spanned="1" table:number-rows-spanned="2">
            <text:p>Max.</text:p>
          </table:table-cell>
          <table:table-cell table:style-name="ce1" office:value-type="string" calcext:value-type="string" table:number-columns-spanned="2" table:number-rows-spanned="1">
            <text:p>Chest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Trapped Chest</text:p>
          </table:table-cell>
          <table:covered-table-cell/>
          <table:table-cell table:number-columns-repeated="16377"/>
        </table:table-row>
        <table:table-row table:style-name="ro1">
          <table:covered-table-cell table:number-columns-repeated="3" table:style-name="ce4"/>
          <table:table-cell table:style-name="ce2" office:value-type="string" calcext:value-type="string">
            <text:p>Weight</text:p>
          </table:table-cell>
          <table:table-cell table:style-name="ce2" office:value-type="string" calcext:value-type="string">
            <text:p>Chance</text:p>
          </table:table-cell>
          <table:table-cell table:style-name="ce2" office:value-type="string" calcext:value-type="string">
            <text:p>Weight</text:p>
          </table:table-cell>
          <table:table-cell office:value-type="string" calcext:value-type="string">
            <text:p>Chance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Seeds</text:p>
          </table:table-cell>
          <table:table-cell table:style-name="ce3" table:number-columns-repeated="2"/>
          <table:table-cell table:style-name="ce3" table:formula="of:=SUM([.D4:.D11])" office:value-type="float" office:value="1400" calcext:value-type="float">
            <text:p>1400</text:p>
          </table:table-cell>
          <table:table-cell table:style-name="ce8" table:formula="of:=[.D3]/[.D47]" office:value-type="percentage" office:value="0.127272727272727" calcext:value-type="percentage">
            <text:p>12.73%</text:p>
          </table:table-cell>
          <table:table-cell table:style-name="ce3" table:formula="of:=SUM([.F4:.F11])" office:value-type="float" office:value="5500" calcext:value-type="float">
            <text:p>5500</text:p>
          </table:table-cell>
          <table:table-cell table:style-name="ce8" table:formula="of:=[.F3]/[.F47]" office:value-type="percentage" office:value="0.392857142857143" calcext:value-type="percentage">
            <text:p>39.29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Wheat Seeds</text:p>
            <draw:frame draw:z-index="0" draw:name="Image 1" draw:style-name="gr1" draw:text-style-name="P1" svg:width="0.1728in" svg:height="0.1669in" svg:x="0in" svg:y="0in">
              <draw:image xlink:href="Pictures/1000000100000010000000101063F20E.png" xlink:type="simple" xlink:show="embed" xlink:actuate="onLoad" draw:mime-type="image/png">
                <text:p/>
              </draw:image>
            </draw:frame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400" calcext:value-type="float">
            <text:p>1400</text:p>
          </table:table-cell>
          <table:table-cell table:style-name="ce9" table:formula="of:=[.D4]/[.D47]" office:value-type="percentage" office:value="0.127272727272727" calcext:value-type="percentage">
            <text:p>12.73%</text:p>
          </table:table-cell>
          <table:table-cell table:style-name="ce7" office:value-type="float" office:value="1800" calcext:value-type="float">
            <text:p>1800</text:p>
          </table:table-cell>
          <table:table-cell table:style-name="ce9" table:formula="of:=[.F4]/[.F47]" office:value-type="percentage" office:value="0.128571428571429" calcext:value-type="percentage">
            <text:p>12.86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Melon Seeds</text:p>
            <draw:frame draw:z-index="1" draw:name="Image 2" draw:style-name="gr1" draw:text-style-name="P1" svg:width="0.1728in" svg:height="0.1669in" svg:x="0in" svg:y="0in">
              <draw:image xlink:href="Pictures/1000000100000010000000108AD837CF.png" xlink:type="simple" xlink:show="embed" xlink:actuate="onLoad" draw:mime-type="image/png">
                <text:p/>
              </draw:image>
            </draw:frame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[.D5]/[.D47]" office:value-type="percentage" office:value="0" calcext:value-type="percentage">
            <text:p>0.00%</text:p>
          </table:table-cell>
          <table:table-cell table:style-name="ce7" office:value-type="float" office:value="700" calcext:value-type="float">
            <text:p>700</text:p>
          </table:table-cell>
          <table:table-cell table:style-name="ce9" table:formula="of:=[.F5]/[.F47]" office:value-type="percentage" office:value="0.05" calcext:value-type="percentage">
            <text:p>5.00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Pumpkin Seeds</text:p>
            <draw:frame draw:z-index="2" draw:name="Image 3" draw:style-name="gr1" draw:text-style-name="P1" svg:width="0.1728in" svg:height="0.1669in" svg:x="0in" svg:y="0in">
              <draw:image xlink:href="Pictures/10000001000000100000001032040160.png" xlink:type="simple" xlink:show="embed" xlink:actuate="onLoad" draw:mime-type="image/png">
                <text:p/>
              </draw:image>
            </draw:frame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[.D6]/[.D47]" office:value-type="percentage" office:value="0" calcext:value-type="percentage">
            <text:p>0.00%</text:p>
          </table:table-cell>
          <table:table-cell table:style-name="ce7" office:value-type="float" office:value="700" calcext:value-type="float">
            <text:p>700</text:p>
          </table:table-cell>
          <table:table-cell table:style-name="ce10" table:formula="of:=[.F6]/[.F47]" office:value-type="percentage" office:value="0.05" calcext:value-type="percentage">
            <text:p>5.00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Beetroot Seeds</text:p>
            <draw:frame draw:z-index="3" draw:name="Image 4" draw:style-name="gr1" draw:text-style-name="P1" svg:width="0.1728in" svg:height="0.1669in" svg:x="0in" svg:y="0in">
              <draw:image xlink:href="Pictures/1000000100000010000000103AA0032F.png" xlink:type="simple" xlink:show="embed" xlink:actuate="onLoad" draw:mime-type="image/png">
                <text:p/>
              </draw:image>
            </draw:frame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[.D7]/[.D47]" office:value-type="percentage" office:value="0" calcext:value-type="percentage">
            <text:p>0.00%</text:p>
          </table:table-cell>
          <table:table-cell table:style-name="ce7" office:value-type="float" office:value="700" calcext:value-type="float">
            <text:p>700</text:p>
          </table:table-cell>
          <table:table-cell table:style-name="ce9" table:formula="of:=[.F7]/[.F47]" office:value-type="percentage" office:value="0.05" calcext:value-type="percentage">
            <text:p>5.00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Carrot</text:p>
            <draw:frame draw:z-index="4" draw:name="Image 5" draw:style-name="gr1" draw:text-style-name="P1" svg:width="0.1728in" svg:height="0.1669in" svg:x="0in" svg:y="0in">
              <draw:image xlink:href="Pictures/1000000100000010000000108EF0DB49.png" xlink:type="simple" xlink:show="embed" xlink:actuate="onLoad" draw:mime-type="image/png">
                <text:p/>
              </draw:image>
            </draw:frame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[.D8]/[.D47]" office:value-type="percentage" office:value="0" calcext:value-type="percentage">
            <text:p>0.00%</text:p>
          </table:table-cell>
          <table:table-cell table:style-name="ce7" office:value-type="float" office:value="700" calcext:value-type="float">
            <text:p>700</text:p>
          </table:table-cell>
          <table:table-cell table:style-name="ce9" table:formula="of:=[.F8]/[.F47]" office:value-type="percentage" office:value="0.05" calcext:value-type="percentage">
            <text:p>5.00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Potato</text:p>
            <draw:frame draw:z-index="5" draw:name="Image 6" draw:style-name="gr1" draw:text-style-name="P1" svg:width="0.1728in" svg:height="0.1669in" svg:x="0in" svg:y="0in">
              <draw:image xlink:href="Pictures/10000001000000100000001047B268AD.png" xlink:type="simple" xlink:show="embed" xlink:actuate="onLoad" draw:mime-type="image/png">
                <text:p/>
              </draw:image>
            </draw:frame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[.D9]/[.D47]" office:value-type="percentage" office:value="0" calcext:value-type="percentage">
            <text:p>0.00%</text:p>
          </table:table-cell>
          <table:table-cell table:style-name="ce7" office:value-type="float" office:value="700" calcext:value-type="float">
            <text:p>700</text:p>
          </table:table-cell>
          <table:table-cell table:style-name="ce10" table:formula="of:=[.F9]/[.F47]" office:value-type="percentage" office:value="0.05" calcext:value-type="percentage">
            <text:p>5.00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Torchflower Seeds</text:p>
            <draw:frame draw:z-index="6" draw:name="Image 7" draw:style-name="gr1" draw:text-style-name="P1" svg:width="0.1728in" svg:height="0.1669in" svg:x="0in" svg:y="0in">
              <draw:image xlink:href="Pictures/1000000100000010000000101A75F588.png" xlink:type="simple" xlink:show="embed" xlink:actuate="onLoad" draw:mime-type="image/png">
                <text:p/>
              </draw:image>
            </draw:frame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[.D10]/[.D47]" office:value-type="percentage" office:value="0" calcext:value-type="percentage">
            <text:p>0.00%</text:p>
          </table:table-cell>
          <table:table-cell table:style-name="ce7" office:value-type="float" office:value="100" calcext:value-type="float">
            <text:p>100</text:p>
          </table:table-cell>
          <table:table-cell table:style-name="ce9" table:formula="of:=[.F10]/[.F47]" office:value-type="percentage" office:value="0.00714285714285714" calcext:value-type="percentage">
            <text:p>0.71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Pitcher Pod</text:p>
            <draw:frame draw:z-index="7" draw:name="Image 8" draw:style-name="gr1" draw:text-style-name="P1" svg:width="0.1728in" svg:height="0.1669in" svg:x="0in" svg:y="0in">
              <draw:image xlink:href="Pictures/10000001000000100000001031228F56.png" xlink:type="simple" xlink:show="embed" xlink:actuate="onLoad" draw:mime-type="image/png">
                <text:p/>
              </draw:image>
            </draw:frame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[.D11]/[.D47]" office:value-type="percentage" office:value="0" calcext:value-type="percentage">
            <text:p>0.00%</text:p>
          </table:table-cell>
          <table:table-cell table:style-name="ce7" office:value-type="float" office:value="100" calcext:value-type="float">
            <text:p>100</text:p>
          </table:table-cell>
          <table:table-cell table:style-name="ce9" table:formula="of:=[.F11]/[.F47]" office:value-type="percentage" office:value="0.00714285714285714" calcext:value-type="percentage">
            <text:p>0.71%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Mineral</text:p>
          </table:table-cell>
          <table:table-cell table:style-name="ce3" table:number-columns-repeated="2"/>
          <table:table-cell table:style-name="ce3" table:formula="of:=SUM([.D13:.D18])" office:value-type="float" office:value="8700" calcext:value-type="float">
            <text:p>8700</text:p>
          </table:table-cell>
          <table:table-cell table:style-name="ce8" table:formula="of:=[.D12]/[.D47]" office:value-type="percentage" office:value="0.790909090909091" calcext:value-type="percentage">
            <text:p>79.09%</text:p>
          </table:table-cell>
          <table:table-cell table:style-name="ce3" table:formula="of:=SUM([.F13:.F18])" office:value-type="float" office:value="5800" calcext:value-type="float">
            <text:p>5800</text:p>
          </table:table-cell>
          <table:table-cell table:style-name="ce8" table:formula="of:=[.F12]/[.F47]" office:value-type="percentage" office:value="0.414285714285714" calcext:value-type="percentage">
            <text:p>41.43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Flint</text:p>
            <draw:frame draw:z-index="8" draw:name="Image 9" draw:style-name="gr1" draw:text-style-name="P1" svg:width="0.1728in" svg:height="0.1669in" svg:x="0in" svg:y="0in">
              <draw:image xlink:href="Pictures/1000000100000010000000105F6B6A71.png" xlink:type="simple" xlink:show="embed" xlink:actuate="onLoad" draw:mime-type="image/png">
                <text:p/>
              </draw:image>
            </draw:frame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00" calcext:value-type="float">
            <text:p>600</text:p>
          </table:table-cell>
          <table:table-cell table:style-name="ce9" table:formula="of:=[.D13]/[.D47]" office:value-type="percentage" office:value="0.0545454545454545" calcext:value-type="percentage">
            <text:p>5.45%</text:p>
          </table:table-cell>
          <table:table-cell table:style-name="ce7" office:value-type="float" office:value="400" calcext:value-type="float">
            <text:p>400</text:p>
          </table:table-cell>
          <table:table-cell table:style-name="ce9" table:formula="of:=[.F13]/[.F47]" office:value-type="percentage" office:value="0.0285714285714286" calcext:value-type="percentage">
            <text:p>2.86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Coal</text:p>
            <draw:frame draw:z-index="9" draw:name="Image 10" draw:style-name="gr1" draw:text-style-name="P1" svg:width="0.1728in" svg:height="0.1669in" svg:x="0in" svg:y="0in">
              <draw:image xlink:href="Pictures/1000000100000010000000109ADCC9B7.png" xlink:type="simple" xlink:show="embed" xlink:actuate="onLoad" draw:mime-type="image/png">
                <text:p/>
              </draw:image>
            </draw:frame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5000" calcext:value-type="float">
            <text:p>5000</text:p>
          </table:table-cell>
          <table:table-cell table:style-name="ce9" table:formula="of:=[.D14]/[.D47]" office:value-type="percentage" office:value="0.454545454545455" calcext:value-type="percentage">
            <text:p>45.45%</text:p>
          </table:table-cell>
          <table:table-cell table:style-name="ce7" office:value-type="float" office:value="2700" calcext:value-type="float">
            <text:p>2700</text:p>
          </table:table-cell>
          <table:table-cell table:style-name="ce9" table:formula="of:=[.F14]/[.F47]" office:value-type="percentage" office:value="0.192857142857143" calcext:value-type="percentage">
            <text:p>19.29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Raw Gold</text:p>
            <draw:frame draw:z-index="10" draw:name="Image 11" draw:style-name="gr1" draw:text-style-name="P1" svg:width="0.1728in" svg:height="0.1669in" svg:x="0in" svg:y="0in">
              <draw:image xlink:href="Pictures/100000010000001000000010C67DCFE8.png" xlink:type="simple" xlink:show="embed" xlink:actuate="onLoad" draw:mime-type="image/png">
                <text:p/>
              </draw:image>
            </draw:frame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900" calcext:value-type="float">
            <text:p>900</text:p>
          </table:table-cell>
          <table:table-cell table:style-name="ce10" table:formula="of:=[.D15]/[.D47]" office:value-type="percentage" office:value="0.0818181818181818" calcext:value-type="percentage">
            <text:p>8.18%</text:p>
          </table:table-cell>
          <table:table-cell table:style-name="ce7" office:value-type="float" office:value="600" calcext:value-type="float">
            <text:p>600</text:p>
          </table:table-cell>
          <table:table-cell table:style-name="ce10" table:formula="of:=[.F15]/[.F47]" office:value-type="percentage" office:value="0.0428571428571429" calcext:value-type="percentage">
            <text:p>4.29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Raw Iron</text:p>
            <draw:frame draw:z-index="11" draw:name="Image 12" draw:style-name="gr1" draw:text-style-name="P1" svg:width="0.1728in" svg:height="0.1669in" svg:x="0in" svg:y="0in">
              <draw:image xlink:href="Pictures/100000010000001000000010284CEE4D.png" xlink:type="simple" xlink:show="embed" xlink:actuate="onLoad" draw:mime-type="image/png">
                <text:p/>
              </draw:image>
            </draw:frame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000" calcext:value-type="float">
            <text:p>1000</text:p>
          </table:table-cell>
          <table:table-cell table:style-name="ce9" table:formula="of:=[.D16]/[.D47]" office:value-type="percentage" office:value="0.0909090909090909" calcext:value-type="percentage">
            <text:p>9.09%</text:p>
          </table:table-cell>
          <table:table-cell table:style-name="ce7" office:value-type="float" office:value="600" calcext:value-type="float">
            <text:p>600</text:p>
          </table:table-cell>
          <table:table-cell table:style-name="ce9" table:formula="of:=[.F16]/[.F47]" office:value-type="percentage" office:value="0.0428571428571429" calcext:value-type="percentage">
            <text:p>4.29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Raw Copper</text:p>
            <draw:frame draw:z-index="12" draw:name="Image 13" draw:style-name="gr1" draw:text-style-name="P1" svg:width="0.1728in" svg:height="0.1669in" svg:x="0in" svg:y="0in">
              <draw:image xlink:href="Pictures/100000010000001000000010F0F740CC.png" xlink:type="simple" xlink:show="embed" xlink:actuate="onLoad" draw:mime-type="image/png">
                <text:p/>
              </draw:image>
            </draw:frame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200" calcext:value-type="float">
            <text:p>1200</text:p>
          </table:table-cell>
          <table:table-cell table:style-name="ce9" table:formula="of:=[.D17]/[.D47]" office:value-type="percentage" office:value="0.109090909090909" calcext:value-type="percentage">
            <text:p>10.91%</text:p>
          </table:table-cell>
          <table:table-cell table:style-name="ce7" office:value-type="float" office:value="800" calcext:value-type="float">
            <text:p>800</text:p>
          </table:table-cell>
          <table:table-cell table:style-name="ce9" table:formula="of:=[.F17]/[.F47]" office:value-type="percentage" office:value="0.0571428571428571" calcext:value-type="percentage">
            <text:p>5.71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Diamond</text:p>
            <draw:frame draw:z-index="13" draw:name="Image 14" draw:style-name="gr1" draw:text-style-name="P1" svg:width="0.1728in" svg:height="0.1669in" svg:x="0in" svg:y="0in">
              <draw:image xlink:href="Pictures/10000001000000100000001063AF3FC1.png" xlink:type="simple" xlink:show="embed" xlink:actuate="onLoad" draw:mime-type="image/png">
                <text:p/>
              </draw:image>
            </draw:frame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0" table:formula="of:=[.D18]/[.D47]" office:value-type="percentage" office:value="0" calcext:value-type="percentage">
            <text:p>0.00%</text:p>
          </table:table-cell>
          <table:table-cell table:style-name="ce7" office:value-type="float" office:value="700" calcext:value-type="float">
            <text:p>700</text:p>
          </table:table-cell>
          <table:table-cell table:style-name="ce10" table:formula="of:=[.F18]/[.F47]" office:value-type="percentage" office:value="0.05" calcext:value-type="percentage">
            <text:p>5.00%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Log</text:p>
          </table:table-cell>
          <table:table-cell table:style-name="ce3" table:number-columns-repeated="2"/>
          <table:table-cell table:style-name="ce3" table:formula="of:=SUM([.D20:.D28])" office:value-type="float" office:value="540" calcext:value-type="float">
            <text:p>540</text:p>
          </table:table-cell>
          <table:table-cell table:style-name="ce11" table:formula="of:=[.D19]/[.D47]" office:value-type="percentage" office:value="0.0490909090909091" calcext:value-type="percentage">
            <text:p>4.91%</text:p>
          </table:table-cell>
          <table:table-cell table:style-name="ce3" table:formula="of:=SUM([.F20:.F28])" office:value-type="float" office:value="360" calcext:value-type="float">
            <text:p>360</text:p>
          </table:table-cell>
          <table:table-cell table:style-name="ce11" table:formula="of:=[.F19]/[.F47]" office:value-type="percentage" office:value="0.0257142857142857" calcext:value-type="percentage">
            <text:p>2.57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Oak Log</text:p>
            <draw:frame draw:z-index="14" draw:name="Image 15" draw:style-name="gr1" draw:text-style-name="P1" svg:width="0.1728in" svg:height="0.1669in" svg:x="0in" svg:y="0in">
              <draw:image xlink:href="Pictures/100000000000001000000010E2813B63.png" xlink:type="simple" xlink:show="embed" xlink:actuate="onLoad" draw:mime-type="image/png">
                <text:p/>
              </draw:image>
            </draw:frame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0" calcext:value-type="float">
            <text:p>60</text:p>
          </table:table-cell>
          <table:table-cell table:style-name="ce9" table:formula="of:=[.D20]/[.D47]" office:value-type="percentage" office:value="0.00545454545454546" calcext:value-type="percentage">
            <text:p>0.55%</text:p>
          </table:table-cell>
          <table:table-cell table:style-name="ce7" office:value-type="float" office:value="40" calcext:value-type="float">
            <text:p>40</text:p>
          </table:table-cell>
          <table:table-cell table:style-name="ce9" table:formula="of:=[.F20]/[.F47]" office:value-type="percentage" office:value="0.00285714285714286" calcext:value-type="percentage">
            <text:p>0.29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Birch Log</text:p>
            <draw:frame draw:z-index="15" draw:name="Image 16" draw:style-name="gr1" draw:text-style-name="P1" svg:width="0.1728in" svg:height="0.1669in" svg:x="0in" svg:y="0in">
              <draw:image xlink:href="Pictures/10000000000000100000001003052EAA.png" xlink:type="simple" xlink:show="embed" xlink:actuate="onLoad" draw:mime-type="image/png">
                <text:p/>
              </draw:image>
            </draw:frame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0" calcext:value-type="float">
            <text:p>60</text:p>
          </table:table-cell>
          <table:table-cell table:style-name="ce10" table:formula="of:=[.D21]/[.D47]" office:value-type="percentage" office:value="0.00545454545454546" calcext:value-type="percentage">
            <text:p>0.55%</text:p>
          </table:table-cell>
          <table:table-cell table:style-name="ce7" office:value-type="float" office:value="40" calcext:value-type="float">
            <text:p>40</text:p>
          </table:table-cell>
          <table:table-cell table:style-name="ce10" table:formula="of:=[.F21]/[.F47]" office:value-type="percentage" office:value="0.00285714285714286" calcext:value-type="percentage">
            <text:p>0.29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Dark Oak Log</text:p>
            <draw:frame draw:z-index="16" draw:name="Image 17" draw:style-name="gr1" draw:text-style-name="P1" svg:width="0.1728in" svg:height="0.1669in" svg:x="0in" svg:y="0in">
              <draw:image xlink:href="Pictures/100000000000001000000010AA0EF467.png" xlink:type="simple" xlink:show="embed" xlink:actuate="onLoad" draw:mime-type="image/png">
                <text:p/>
              </draw:image>
            </draw:frame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0" calcext:value-type="float">
            <text:p>60</text:p>
          </table:table-cell>
          <table:table-cell table:style-name="ce9" table:formula="of:=[.D22]/[.D47]" office:value-type="percentage" office:value="0.00545454545454546" calcext:value-type="percentage">
            <text:p>0.55%</text:p>
          </table:table-cell>
          <table:table-cell table:style-name="ce7" office:value-type="float" office:value="40" calcext:value-type="float">
            <text:p>40</text:p>
          </table:table-cell>
          <table:table-cell table:style-name="ce9" table:formula="of:=[.F22]/[.F47]" office:value-type="percentage" office:value="0.00285714285714286" calcext:value-type="percentage">
            <text:p>0.29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Jungle Log</text:p>
            <draw:frame draw:z-index="17" draw:name="Image 18" draw:style-name="gr1" draw:text-style-name="P1" svg:width="0.1728in" svg:height="0.1669in" svg:x="0in" svg:y="0in">
              <draw:image xlink:href="Pictures/100000000000001000000010CF06D32A.png" xlink:type="simple" xlink:show="embed" xlink:actuate="onLoad" draw:mime-type="image/png">
                <text:p/>
              </draw:image>
            </draw:frame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0" calcext:value-type="float">
            <text:p>60</text:p>
          </table:table-cell>
          <table:table-cell table:style-name="ce9" table:formula="of:=[.D23]/[.D47]" office:value-type="percentage" office:value="0.00545454545454546" calcext:value-type="percentage">
            <text:p>0.55%</text:p>
          </table:table-cell>
          <table:table-cell table:style-name="ce7" office:value-type="float" office:value="40" calcext:value-type="float">
            <text:p>40</text:p>
          </table:table-cell>
          <table:table-cell table:style-name="ce9" table:formula="of:=[.F23]/[.F47]" office:value-type="percentage" office:value="0.00285714285714286" calcext:value-type="percentage">
            <text:p>0.29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Spruce Log</text:p>
            <draw:frame draw:z-index="18" draw:name="Image 19" draw:style-name="gr1" draw:text-style-name="P1" svg:width="0.1728in" svg:height="0.1669in" svg:x="0in" svg:y="0in">
              <draw:image xlink:href="Pictures/1000000000000010000000101E83BE90.png" xlink:type="simple" xlink:show="embed" xlink:actuate="onLoad" draw:mime-type="image/png">
                <text:p/>
              </draw:image>
            </draw:frame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0" calcext:value-type="float">
            <text:p>60</text:p>
          </table:table-cell>
          <table:table-cell table:style-name="ce10" table:formula="of:=[.D24]/[.D47]" office:value-type="percentage" office:value="0.00545454545454546" calcext:value-type="percentage">
            <text:p>0.55%</text:p>
          </table:table-cell>
          <table:table-cell table:style-name="ce7" office:value-type="float" office:value="40" calcext:value-type="float">
            <text:p>40</text:p>
          </table:table-cell>
          <table:table-cell table:style-name="ce10" table:formula="of:=[.F24]/[.F47]" office:value-type="percentage" office:value="0.00285714285714286" calcext:value-type="percentage">
            <text:p>0.29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Acacia Log</text:p>
            <draw:frame draw:z-index="19" draw:name="Image 20" draw:style-name="gr1" draw:text-style-name="P1" svg:width="0.1728in" svg:height="0.1669in" svg:x="0in" svg:y="0in">
              <draw:image xlink:href="Pictures/10000000000000100000001092843C79.png" xlink:type="simple" xlink:show="embed" xlink:actuate="onLoad" draw:mime-type="image/png">
                <text:p/>
              </draw:image>
            </draw:frame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0" calcext:value-type="float">
            <text:p>60</text:p>
          </table:table-cell>
          <table:table-cell table:style-name="ce9" table:formula="of:=[.D25]/[.D47]" office:value-type="percentage" office:value="0.00545454545454546" calcext:value-type="percentage">
            <text:p>0.55%</text:p>
          </table:table-cell>
          <table:table-cell table:style-name="ce7" office:value-type="float" office:value="40" calcext:value-type="float">
            <text:p>40</text:p>
          </table:table-cell>
          <table:table-cell table:style-name="ce9" table:formula="of:=[.F25]/[.F47]" office:value-type="percentage" office:value="0.00285714285714286" calcext:value-type="percentage">
            <text:p>0.29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Mangrove Log</text:p>
            <draw:frame draw:z-index="20" draw:name="Image 21" draw:style-name="gr1" draw:text-style-name="P1" svg:width="0.1728in" svg:height="0.1669in" svg:x="0in" svg:y="0in">
              <draw:image xlink:href="Pictures/1000000000000010000000102AB7358A.png" xlink:type="simple" xlink:show="embed" xlink:actuate="onLoad" draw:mime-type="image/png">
                <text:p/>
              </draw:image>
            </draw:frame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0" calcext:value-type="float">
            <text:p>60</text:p>
          </table:table-cell>
          <table:table-cell table:style-name="ce9" table:formula="of:=[.D26]/[.D47]" office:value-type="percentage" office:value="0.00545454545454546" calcext:value-type="percentage">
            <text:p>0.55%</text:p>
          </table:table-cell>
          <table:table-cell table:style-name="ce7" office:value-type="float" office:value="40" calcext:value-type="float">
            <text:p>40</text:p>
          </table:table-cell>
          <table:table-cell table:style-name="ce9" table:formula="of:=[.F26]/[.F47]" office:value-type="percentage" office:value="0.00285714285714286" calcext:value-type="percentage">
            <text:p>0.29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Cherry Log</text:p>
            <draw:frame draw:z-index="21" draw:name="Image 22" draw:style-name="gr1" draw:text-style-name="P1" svg:width="0.1728in" svg:height="0.1669in" svg:x="0in" svg:y="0in">
              <draw:image xlink:href="Pictures/1000000000000010000000107CFB7214.png" xlink:type="simple" xlink:show="embed" xlink:actuate="onLoad" draw:mime-type="image/png">
                <text:p/>
              </draw:image>
            </draw:frame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0" calcext:value-type="float">
            <text:p>60</text:p>
          </table:table-cell>
          <table:table-cell table:style-name="ce10" table:formula="of:=[.D27]/[.D47]" office:value-type="percentage" office:value="0.00545454545454546" calcext:value-type="percentage">
            <text:p>0.55%</text:p>
          </table:table-cell>
          <table:table-cell table:style-name="ce7" office:value-type="float" office:value="40" calcext:value-type="float">
            <text:p>40</text:p>
          </table:table-cell>
          <table:table-cell table:style-name="ce10" table:formula="of:=[.F27]/[.F47]" office:value-type="percentage" office:value="0.00285714285714286" calcext:value-type="percentage">
            <text:p>0.29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Pale Oak Log</text:p>
            <draw:frame draw:z-index="22" draw:name="Image 23" draw:style-name="gr1" draw:text-style-name="P1" svg:width="0.1728in" svg:height="0.1669in" svg:x="0in" svg:y="0in">
              <draw:image xlink:href="Pictures/100000000000001000000010886549D3.png" xlink:type="simple" xlink:show="embed" xlink:actuate="onLoad" draw:mime-type="image/png">
                <text:p/>
              </draw:image>
            </draw:frame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0" calcext:value-type="float">
            <text:p>60</text:p>
          </table:table-cell>
          <table:table-cell table:style-name="ce9" table:formula="of:=[.D28]/[.D47]" office:value-type="percentage" office:value="0.00545454545454546" calcext:value-type="percentage">
            <text:p>0.55%</text:p>
          </table:table-cell>
          <table:table-cell table:style-name="ce7" office:value-type="float" office:value="40" calcext:value-type="float">
            <text:p>40</text:p>
          </table:table-cell>
          <table:table-cell table:style-name="ce9" table:formula="of:=[.F28]/[.F47]" office:value-type="percentage" office:value="0.00285714285714286" calcext:value-type="percentage">
            <text:p>0.29%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Enchanted Book</text:p>
          </table:table-cell>
          <table:table-cell table:style-name="ce3" table:number-columns-repeated="2"/>
          <table:table-cell table:style-name="ce3" table:formula="of:=SUM([.D30:.D34])" office:value-type="float" office:value="50" calcext:value-type="float">
            <text:p>50</text:p>
          </table:table-cell>
          <table:table-cell table:style-name="ce11" table:formula="of:=[.D29]/[.D47]" office:value-type="percentage" office:value="0.00454545454545455" calcext:value-type="percentage">
            <text:p>0.45%</text:p>
          </table:table-cell>
          <table:table-cell table:style-name="ce3" table:formula="of:=SUM([.F30:.F34])" office:value-type="float" office:value="750" calcext:value-type="float">
            <text:p>750</text:p>
          </table:table-cell>
          <table:table-cell table:style-name="ce11" table:formula="of:=[.F29]/[.F47]" office:value-type="percentage" office:value="0.0535714285714286" calcext:value-type="percentage">
            <text:p>5.36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Capacity</text:p>
            <draw:frame draw:z-index="23" draw:name="Image 24" draw:style-name="gr1" draw:text-style-name="P1" svg:width="0.1728in" svg:height="0.1669in" svg:x="0in" svg:y="0in">
              <draw:image xlink:href="Pictures/100000010000001000000010C5A5BE8A.png" xlink:type="simple" xlink:show="embed" xlink:actuate="onLoad" draw:mime-type="image/png">
                <text:p/>
              </draw:image>
            </draw:frame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[.D30]/[.D47]" office:value-type="percentage" office:value="0.000909090909090909" calcext:value-type="percentage">
            <text:p>0.09%</text:p>
          </table:table-cell>
          <table:table-cell table:style-name="ce7" office:value-type="float" office:value="150" calcext:value-type="float">
            <text:p>150</text:p>
          </table:table-cell>
          <table:table-cell table:style-name="ce10" table:formula="of:=[.F30]/[.F47]" office:value-type="percentage" office:value="0.0107142857142857" calcext:value-type="percentage">
            <text:p>1.07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Stream</text:p>
            <draw:frame draw:z-index="24" draw:name="Image 25" draw:style-name="gr1" draw:text-style-name="P1" svg:width="0.1728in" svg:height="0.1669in" svg:x="0in" svg:y="0in">
              <draw:image xlink:href="Pictures/100000010000001000000010C5A5BE8A.png" xlink:type="simple" xlink:show="embed" xlink:actuate="onLoad" draw:mime-type="image/png">
                <text:p/>
              </draw:image>
            </draw:frame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[.D31]/[.D47]" office:value-type="percentage" office:value="0.000909090909090909" calcext:value-type="percentage">
            <text:p>0.09%</text:p>
          </table:table-cell>
          <table:table-cell table:style-name="ce7" office:value-type="float" office:value="150" calcext:value-type="float">
            <text:p>150</text:p>
          </table:table-cell>
          <table:table-cell table:style-name="ce9" table:formula="of:=[.F31]/[.F47]" office:value-type="percentage" office:value="0.0107142857142857" calcext:value-type="percentage">
            <text:p>1.07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Potency</text:p>
            <draw:frame draw:z-index="25" draw:name="Image 26" draw:style-name="gr1" draw:text-style-name="P1" svg:width="0.1728in" svg:height="0.1669in" svg:x="0in" svg:y="0in">
              <draw:image xlink:href="Pictures/100000010000001000000010C5A5BE8A.png" xlink:type="simple" xlink:show="embed" xlink:actuate="onLoad" draw:mime-type="image/png">
                <text:p/>
              </draw:image>
            </draw:frame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9" table:formula="of:=[.D32]/[.D47]" office:value-type="percentage" office:value="0.000909090909090909" calcext:value-type="percentage">
            <text:p>0.09%</text:p>
          </table:table-cell>
          <table:table-cell table:style-name="ce7" office:value-type="float" office:value="150" calcext:value-type="float">
            <text:p>150</text:p>
          </table:table-cell>
          <table:table-cell table:style-name="ce9" table:formula="of:=[.F32]/[.F47]" office:value-type="percentage" office:value="0.0107142857142857" calcext:value-type="percentage">
            <text:p>1.07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Utilization</text:p>
            <draw:frame draw:z-index="26" draw:name="Image 27" draw:style-name="gr1" draw:text-style-name="P1" svg:width="0.1728in" svg:height="0.1669in" svg:x="0in" svg:y="0in">
              <draw:image xlink:href="Pictures/100000010000001000000010C5A5BE8A.png" xlink:type="simple" xlink:show="embed" xlink:actuate="onLoad" draw:mime-type="image/png">
                <text:p/>
              </draw:image>
            </draw:frame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[.D33]/[.D47]" office:value-type="percentage" office:value="0.000909090909090909" calcext:value-type="percentage">
            <text:p>0.09%</text:p>
          </table:table-cell>
          <table:table-cell table:style-name="ce7" office:value-type="float" office:value="150" calcext:value-type="float">
            <text:p>150</text:p>
          </table:table-cell>
          <table:table-cell table:style-name="ce10" table:formula="of:=[.F33]/[.F47]" office:value-type="percentage" office:value="0.0107142857142857" calcext:value-type="percentage">
            <text:p>1.07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Random 60 Level</text:p>
            <draw:frame draw:z-index="27" draw:name="Image 28" draw:style-name="gr1" draw:text-style-name="P1" svg:width="0.1728in" svg:height="0.1669in" svg:x="0in" svg:y="0in">
              <draw:image xlink:href="Pictures/100000010000001000000010C5A5BE8A.png" xlink:type="simple" xlink:show="embed" xlink:actuate="onLoad" draw:mime-type="image/png">
                <text:p/>
              </draw:image>
            </draw:frame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10" table:formula="of:=[.D34]/[.D47]" office:value-type="percentage" office:value="0.000909090909090909" calcext:value-type="percentage">
            <text:p>0.09%</text:p>
          </table:table-cell>
          <table:table-cell table:style-name="ce7" office:value-type="float" office:value="150" calcext:value-type="float">
            <text:p>150</text:p>
          </table:table-cell>
          <table:table-cell table:style-name="ce10" table:formula="of:=[.F34]/[.F47]" office:value-type="percentage" office:value="0.0107142857142857" calcext:value-type="percentage">
            <text:p>1.07%</text:p>
          </table:table-cell>
          <table:table-cell table:number-columns-repeated="16377"/>
        </table:table-row>
        <table:table-row table:style-name="ro1">
          <table:table-cell table:style-name="ce3" office:value-type="string" calcext:value-type="string">
            <text:p>Gem</text:p>
          </table:table-cell>
          <table:table-cell table:style-name="ce3" table:number-columns-repeated="2"/>
          <table:table-cell table:style-name="ce3" table:formula="of:=SUM([.D36:.D41])" office:value-type="float" office:value="2" calcext:value-type="float">
            <text:p>2</text:p>
          </table:table-cell>
          <table:table-cell table:style-name="ce11" table:formula="of:=[.D35]/[.D47]" office:value-type="percentage" office:value="0.000181818181818182" calcext:value-type="percentage">
            <text:p>0.02%</text:p>
          </table:table-cell>
          <table:table-cell table:style-name="ce3" table:formula="of:=SUM([.F36:.F41])" office:value-type="float" office:value="1301" calcext:value-type="float">
            <text:p>1301</text:p>
          </table:table-cell>
          <table:table-cell table:style-name="ce11" table:formula="of:=[.F35]/[.F47]" office:value-type="percentage" office:value="0.0929285714285714" calcext:value-type="percentage">
            <text:p>9.29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Pearl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[.D36]/[.D47]" office:value-type="percentage" office:value="0" calcext:value-type="percentage">
            <text:p>0.00%</text:p>
          </table:table-cell>
          <table:table-cell table:style-name="ce7" office:value-type="float" office:value="700" calcext:value-type="float">
            <text:p>700</text:p>
          </table:table-cell>
          <table:table-cell table:style-name="ce9" table:formula="of:=[.F36]/[.F47]" office:value-type="percentage" office:value="0.05" calcext:value-type="percentage">
            <text:p>5.00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Milky Pearl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[.D37]/[.D47]" office:value-type="percentage" office:value="0" calcext:value-type="percentage">
            <text:p>0.00%</text:p>
          </table:table-cell>
          <table:table-cell table:style-name="ce7" office:value-type="float" office:value="150" calcext:value-type="float">
            <text:p>150</text:p>
          </table:table-cell>
          <table:table-cell table:style-name="ce9" table:formula="of:=[.F37]/[.F47]" office:value-type="percentage" office:value="0.0107142857142857" calcext:value-type="percentage">
            <text:p>1.07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Blood Pearl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[.D38]/[.D47]" office:value-type="percentage" office:value="0" calcext:value-type="percentage">
            <text:p>0.00%</text:p>
          </table:table-cell>
          <table:table-cell table:style-name="ce7" office:value-type="float" office:value="150" calcext:value-type="float">
            <text:p>150</text:p>
          </table:table-cell>
          <table:table-cell table:style-name="ce9" table:formula="of:=[.F38]/[.F47]" office:value-type="percentage" office:value="0.0107142857142857" calcext:value-type="percentage">
            <text:p>1.07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Seafoam Pearl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[.D39]/[.D47]" office:value-type="percentage" office:value="0" calcext:value-type="percentage">
            <text:p>0.00%</text:p>
          </table:table-cell>
          <table:table-cell table:style-name="ce7" office:value-type="float" office:value="150" calcext:value-type="float">
            <text:p>150</text:p>
          </table:table-cell>
          <table:table-cell table:style-name="ce9" table:formula="of:=[.F39]/[.F47]" office:value-type="percentage" office:value="0.0107142857142857" calcext:value-type="percentage">
            <text:p>1.07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Lemon Pearl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9" table:formula="of:=[.D40]/[.D47]" office:value-type="percentage" office:value="0" calcext:value-type="percentage">
            <text:p>0.00%</text:p>
          </table:table-cell>
          <table:table-cell table:style-name="ce7" office:value-type="float" office:value="150" calcext:value-type="float">
            <text:p>150</text:p>
          </table:table-cell>
          <table:table-cell table:style-name="ce9" table:formula="of:=[.F40]/[.F47]" office:value-type="percentage" office:value="0.0107142857142857" calcext:value-type="percentage">
            <text:p>1.07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Prismatic Shard</text:p>
            <draw:frame draw:z-index="28" draw:name="Image 30" draw:style-name="gr1" draw:text-style-name="P1" svg:width="0.1728in" svg:height="0.1669in" svg:x="0in" svg:y="0in">
              <draw:image xlink:href="Pictures/1000000100000010000000103FAC15DA.png" xlink:type="simple" xlink:show="embed" xlink:actuate="onLoad" draw:mime-type="image/png">
                <text:p/>
              </draw:image>
            </draw:frame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[.D41]/[.D47]" office:value-type="percentage" office:value="0.000181818181818182" calcext:value-type="percentage">
            <text:p>0.02%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formula="of:=[.F41]/[.F47]" office:value-type="percentage" office:value="0.0000714285714285714" calcext:value-type="percentage">
            <text:p>0.01%</text:p>
          </table:table-cell>
          <table:table-cell table:number-columns-repeated="16377"/>
        </table:table-row>
        <table:table-row table:style-name="ro1">
          <table:table-cell table:style-name="ce5" office:value-type="string" calcext:value-type="string">
            <text:p>Trash</text:p>
          </table:table-cell>
          <table:table-cell table:style-name="ce5" table:number-columns-repeated="2"/>
          <table:table-cell table:style-name="ce5" table:formula="of:=SUM([.D43:.D45])" office:value-type="float" office:value="308" calcext:value-type="float">
            <text:p>308</text:p>
          </table:table-cell>
          <table:table-cell table:style-name="ce11" table:formula="of:=[.D42]/[.D47]" office:value-type="percentage" office:value="0.028" calcext:value-type="percentage">
            <text:p>2.80%</text:p>
          </table:table-cell>
          <table:table-cell table:style-name="ce5" table:formula="of:=SUM([.F43:.F45])" office:value-type="float" office:value="289" calcext:value-type="float">
            <text:p>289</text:p>
          </table:table-cell>
          <table:table-cell table:style-name="ce11" table:formula="of:=[.F42]/[.F47]" office:value-type="percentage" office:value="0.0206428571428571" calcext:value-type="percentage">
            <text:p>2.06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Wet Sponge</text:p>
            <draw:frame draw:z-index="29" draw:name="Image 31" draw:style-name="gr1" draw:text-style-name="P1" svg:width="0.1728in" svg:height="0.1669in" svg:x="0in" svg:y="0in">
              <draw:image xlink:href="Pictures/100000000000001000000010B2005ACE.png" xlink:type="simple" xlink:show="embed" xlink:actuate="onLoad" draw:mime-type="image/png">
                <text:p/>
              </draw:image>
            </draw:frame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9" table:formula="of:=[.D43]/[.D47]" office:value-type="percentage" office:value="0.00909090909090909" calcext:value-type="percentage">
            <text:p>0.91%</text:p>
          </table:table-cell>
          <table:table-cell table:style-name="ce7" office:value-type="float" office:value="100" calcext:value-type="float">
            <text:p>100</text:p>
          </table:table-cell>
          <table:table-cell table:style-name="ce9" table:formula="of:=[.F43]/[.F47]" office:value-type="percentage" office:value="0.00714285714285714" calcext:value-type="percentage">
            <text:p>0.71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Nautilus Shell</text:p>
            <draw:frame draw:z-index="30" draw:name="Image 32" draw:style-name="gr1" draw:text-style-name="P1" svg:width="0.1728in" svg:height="0.1669in" svg:x="0in" svg:y="0in">
              <draw:image xlink:href="Pictures/100000010000001000000010090DB17A.png" xlink:type="simple" xlink:show="embed" xlink:actuate="onLoad" draw:mime-type="image/png">
                <text:p/>
              </draw:image>
            </draw:frame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96" calcext:value-type="float">
            <text:p>196</text:p>
          </table:table-cell>
          <table:table-cell table:style-name="ce9" table:formula="of:=[.D44]/[.D47]" office:value-type="percentage" office:value="0.0178181818181818" calcext:value-type="percentage">
            <text:p>1.78%</text:p>
          </table:table-cell>
          <table:table-cell table:style-name="ce7" office:value-type="float" office:value="181" calcext:value-type="float">
            <text:p>181</text:p>
          </table:table-cell>
          <table:table-cell table:style-name="ce9" table:formula="of:=[.F44]/[.F47]" office:value-type="percentage" office:value="0.0129285714285714" calcext:value-type="percentage">
            <text:p>1.29%</text:p>
          </table:table-cell>
          <table:table-cell table:number-columns-repeated="16377"/>
        </table:table-row>
        <table:table-row table:style-name="ro1">
          <table:table-cell table:style-name="ce13" office:value-type="string" calcext:value-type="string">
            <text:p>Leather Boots</text:p>
            <draw:frame draw:z-index="31" draw:name="Image 33" draw:style-name="gr1" draw:text-style-name="P1" svg:width="0.1728in" svg:height="0.1669in" svg:x="0in" svg:y="0in">
              <draw:image xlink:href="Pictures/1000000100000010000000103BE80427.png" xlink:type="simple" xlink:show="embed" xlink:actuate="onLoad" draw:mime-type="image/png">
                <text:p/>
              </draw:image>
            </draw:frame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12" calcext:value-type="float">
            <text:p>12</text:p>
          </table:table-cell>
          <table:table-cell table:style-name="ce9" table:formula="of:=[.D45]/[.D47]" office:value-type="percentage" office:value="0.00109090909090909" calcext:value-type="percentage">
            <text:p>0.11%</text:p>
          </table:table-cell>
          <table:table-cell table:style-name="ce7" office:value-type="float" office:value="8" calcext:value-type="float">
            <text:p>8</text:p>
          </table:table-cell>
          <table:table-cell table:style-name="ce9" table:formula="of:=[.F45]/[.F47]" office:value-type="percentage" office:value="0.000571428571428572" calcext:value-type="percentage">
            <text:p>0.06%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number-columns-repeated="2"/>
          <table:table-cell table:style-name="ce2" table:formula="of:=SUM([.D3];[.D12];[.D19];[.D29];[.D35];[.D42])" office:value-type="float" office:value="11000" calcext:value-type="float">
            <text:p>11000</text:p>
          </table:table-cell>
          <table:table-cell table:style-name="ce22" table:formula="of:=SUM([.E3];[.E12];[.E19];[.E29];[.E35];[.E42])" office:value-type="percentage" office:value="1" calcext:value-type="percentage">
            <text:p>100.00%</text:p>
          </table:table-cell>
          <table:table-cell table:style-name="ce2" table:formula="of:=SUM([.F3];[.F12];[.F19];[.F29];[.F35];[.F42])" office:value-type="float" office:value="14000" calcext:value-type="float">
            <text:p>14000</text:p>
          </table:table-cell>
          <table:table-cell table:style-name="ce22" table:formula="of:=SUM([.G3];[.G12];[.G19];[.G29];[.G35];[.G42])" office:value-type="percentage" office:value="1" calcext:value-type="percentage">
            <text:p>100.00%</text:p>
          </table:table-cell>
          <table:table-cell table:number-columns-repeated="16377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 style:data-style-name="N2" text:time-value="12:50:54.571055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5T07:38:50.551435600</meta:creation-date>
    <dc:date>2025-04-25T13:47:26.479785600</dc:date>
    <meta:editing-duration>PT2H57M31S</meta:editing-duration>
    <meta:editing-cycles>40</meta:editing-cycles>
    <meta:generator>LibreOffice/25.2.2.2$Windows_X86_64 LibreOffice_project/7370d4be9e3cf6031a51beef54ff3bda878e3fac</meta:generator>
    <meta:document-statistic meta:table-count="1" meta:cell-count="303" meta:object-count="32"/>
  </office:meta>
</office:document-meta>
</file>